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3ccf"/>
    </style:style>
    <style:style style:name="P2" style:family="paragraph" style:parent-style-name="Standard">
      <style:text-properties officeooo:rsid="00113ccf" officeooo:paragraph-rsid="00113ccf"/>
    </style:style>
    <style:style style:name="P3" style:family="paragraph" style:parent-style-name="Standard">
      <style:text-properties officeooo:rsid="00113ccf" officeooo:paragraph-rsid="001401fe"/>
    </style:style>
    <style:style style:name="P4" style:family="paragraph" style:parent-style-name="Standard">
      <style:text-properties officeooo:rsid="001401fe" officeooo:paragraph-rsid="001401fe"/>
    </style:style>
    <style:style style:name="P5" style:family="paragraph" style:parent-style-name="Standard">
      <style:text-properties officeooo:rsid="00113ccf" officeooo:paragraph-rsid="00113ccf"/>
    </style:style>
    <style:style style:name="P6" style:family="paragraph" style:parent-style-name="Standard">
      <style:text-properties officeooo:rsid="00113ccf" officeooo:paragraph-rsid="001b54f8"/>
    </style:style>
    <style:style style:name="P7" style:family="paragraph" style:parent-style-name="Standard">
      <style:text-properties officeooo:rsid="001401fe" officeooo:paragraph-rsid="001401fe"/>
    </style:style>
    <style:style style:name="P8" style:family="paragraph" style:parent-style-name="Standard">
      <style:text-properties officeooo:rsid="00167d0c" officeooo:paragraph-rsid="00167d0c"/>
    </style:style>
    <style:style style:name="P9" style:family="paragraph" style:parent-style-name="Standard">
      <style:text-properties officeooo:rsid="00167d0c" officeooo:paragraph-rsid="001751cc"/>
    </style:style>
    <style:style style:name="P10" style:family="paragraph" style:parent-style-name="Standard">
      <style:text-properties officeooo:rsid="00167d0c" officeooo:paragraph-rsid="00178dca"/>
    </style:style>
    <style:style style:name="P11" style:family="paragraph" style:parent-style-name="Standard">
      <style:text-properties officeooo:rsid="00167d0c" officeooo:paragraph-rsid="001b54f8"/>
    </style:style>
    <style:style style:name="P12" style:family="paragraph" style:parent-style-name="Standard">
      <style:text-properties officeooo:rsid="001b54f8" officeooo:paragraph-rsid="001b54f8"/>
    </style:style>
    <style:style style:name="P13" style:family="paragraph" style:parent-style-name="Standard">
      <style:text-properties officeooo:rsid="001d3a10" officeooo:paragraph-rsid="001d3a10"/>
    </style:style>
    <style:style style:name="P14" style:family="paragraph" style:parent-style-name="Standard">
      <style:text-properties officeooo:rsid="001ec735" officeooo:paragraph-rsid="001ec735"/>
    </style:style>
    <style:style style:name="P15" style:family="paragraph" style:parent-style-name="Standard">
      <style:text-properties officeooo:rsid="001f7cb7" officeooo:paragraph-rsid="001f7cb7"/>
    </style:style>
    <style:style style:name="P16" style:family="paragraph" style:parent-style-name="Standard">
      <style:text-properties officeooo:rsid="002087c7" officeooo:paragraph-rsid="002087c7"/>
    </style:style>
    <style:style style:name="P17" style:family="paragraph" style:parent-style-name="Standard">
      <style:text-properties officeooo:rsid="00209aba" officeooo:paragraph-rsid="00209aba"/>
    </style:style>
    <style:style style:name="P18" style:family="paragraph" style:parent-style-name="Standard">
      <style:text-properties officeooo:rsid="00211bbd" officeooo:paragraph-rsid="00211bbd"/>
    </style:style>
    <style:style style:name="P19" style:family="paragraph" style:parent-style-name="Standard">
      <style:text-properties officeooo:rsid="0022df91" officeooo:paragraph-rsid="0022df91"/>
    </style:style>
    <style:style style:name="P20" style:family="paragraph" style:parent-style-name="Standard">
      <style:text-properties officeooo:rsid="00237208" officeooo:paragraph-rsid="00237208"/>
    </style:style>
    <style:style style:name="T1" style:family="text">
      <style:text-properties officeooo:rsid="0011c621"/>
    </style:style>
    <style:style style:name="T2" style:family="text">
      <style:text-properties officeooo:rsid="001401fe"/>
    </style:style>
    <style:style style:name="T3" style:family="text">
      <style:text-properties officeooo:rsid="0014ce23"/>
    </style:style>
    <style:style style:name="T4" style:family="text">
      <style:text-properties officeooo:rsid="001751cc"/>
    </style:style>
    <style:style style:name="T5" style:family="text">
      <style:text-properties officeooo:rsid="00178dca"/>
    </style:style>
    <style:style style:name="T6" style:family="text">
      <style:text-properties officeooo:rsid="0017e3f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c735" style:font-style-asian="normal" style:font-style-complex="normal"/>
    </style:style>
    <style:style style:name="T10" style:family="text">
      <style:text-properties fo:font-style="normal" officeooo:rsid="002087c7" style:font-style-asian="normal" style:font-style-complex="normal"/>
    </style:style>
    <style:style style:name="T11" style:family="text">
      <style:text-properties fo:font-style="normal" officeooo:rsid="00226166" style:font-style-asian="normal" style:font-style-complex="normal"/>
    </style:style>
    <style:style style:name="T12" style:family="text">
      <style:text-properties fo:font-style="normal" officeooo:rsid="0022df91" style:font-style-asian="normal" style:font-style-complex="normal"/>
    </style:style>
    <style:style style:name="T13" style:family="text">
      <style:text-properties fo:font-style="normal" officeooo:rsid="00237208" style:font-style-asian="normal" style:font-style-complex="normal"/>
    </style:style>
    <style:style style:name="T14" style:family="text">
      <style:text-properties fo:font-style="normal" officeooo:rsid="00271257" style:font-style-asian="normal" style:font-style-complex="normal"/>
    </style:style>
    <style:style style:name="T15" style:family="text">
      <style:text-properties officeooo:rsid="001ca6c1"/>
    </style:style>
    <style:style style:name="T16" style:family="text">
      <style:text-properties officeooo:rsid="002087c7"/>
    </style:style>
    <style:style style:name="T17" style:family="text">
      <style:text-properties officeooo:rsid="0025093a"/>
    </style:style>
    <style:style style:name="T18" style:family="text">
      <style:text-properties officeooo:rsid="00285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------------------------------------------------------------------</text:p>
      <text:p text:style-name="P2">DIRECTORIO VIRTUAL/PROC</text:p>
      <text:p text:style-name="P1">------------------------------------------------------------------------------------------------------------------------</text:p>
      <text:p text:style-name="P2">El kernel de linux reserva en RAM una región exclusiva para almacenar toda la información del árbol del proceso(En esta región se almacenan los BCPs de todos los procesos)</text:p>
      <text:p text:style-name="P2">Esta información en RAM la organiza como si fuera un “sistema de ficheros virtual” (Se destruye cuando se apaga el ordenador)</text:p>
      <text:p text:style-name="P2"/>
      <text:p text:style-name="P2"><text:tab/><text:tab/>-Cada BCP de un proceso se representa por un directorio de nombre <text:s/>el PID de este proceso. P.E : System (Proceso padre de todos ) PID:1</text:p>
      <text:p text:style-name="P2"/>
      <text:p text:style-name="P2">/proc</text:p>
      <text:p text:style-name="P2"><text:tab/>/1 &lt; – Directorio almacena el BCP de Systemd</text:p>
      <text:p text:style-name="P2">En estos directorios se muestra toda la <text:span text:style-name="T1">información</text:span> de BCP del proceso:</text:p>
      <text:p text:style-name="P2"><text:tab/><text:tab/>link “exe” &lt; - - - Ejecutable</text:p>
      <text:p text:style-name="P2"><text:tab/><text:tab/>fich.”<text:span text:style-name="T1">environ” &lt; - - Variables de entorno</text:span></text:p>
      <text:p text:style-name="P2"><text:tab/><text:tab/><text:span text:style-name="T1">fich.”maps” &lt; - - Zonas de memoria <text:s/>de las librerías que usa el ejecutable</text:span></text:p>
      <text:p text:style-name="P2"><text:tab/><text:tab/><text:span text:style-name="T1">fich.”sched” ← - <text:s/>Detalles de planificación</text:span></text:p>
      <text:p text:style-name="P2">- <text:span text:style-name="T1">El resto de ficheros /directorios de /proc <text:s/>que no son bcps de procesos hacen referencia a la configuración del kernel y del hardware del equipo</text:span></text:p>
      <text:p text:style-name="P2"/>
      <text:p text:style-name="P2"/>
      <text:p text:style-name="P6">------------------------------------------------------------------------------------------------------------------------</text:p>
      <text:p text:style-name="P6"/>
      <text:p text:style-name="P12">BASH SCRIPTING <text:s/>EN LINUX</text:p>
      <text:p text:style-name="P6">-----------------------------------------------------------------------------------------------------------------------</text:p>
      <text:p text:style-name="P12">En linux los ficheros no tienen extensiones, el contenido se interpreta en función de los metadata del fichero. Los ficheros del tipo sctipt empiezan con esos dos caracteres:</text:p>
      <text:p text:style-name="P12"><text:tab/>- #! <text:span text:style-name="T7">bin</text:span><text:span text:style-name="T8">/bash</text:span></text:p>
      <text:p text:style-name="P2"/>
      <text:p text:style-name="P12">Comentarios .- - &gt; Los comentarios en linux se ponen con el carácter # . Puede aparecer al principio de una linea o al final </text:p>
      <text:p text:style-name="P12"># . . .esta es la linea comentada. .</text:p>
      <text:p text:style-name="P12"># . . esta linea también esta comentada. .</text:p>
      <text:p text:style-name="P12">ps -e -f # comando para mostrar la info<text:span text:style-name="T18">rmación</text:span> de los procesos</text:p>
      <text:p text:style-name="P12"/>
      <text:p text:style-name="P12"/>
      <text:p text:style-name="P12">Si quieres comentar un grupo de lineas tendrías que ir linea por linea poniendo <text:s/>la # delante ; TRUCO</text:p>
      <text:p text:style-name="P12"><text:tab/>: <text:s/><text:span text:style-name="T15">&lt;&lt;</text:span> KK</text:p>
      <text:p text:style-name="P12"><text:s/><text:tab/><text:tab/>Esta es la primera linea comentada</text:p>
      <text:p text:style-name="P12"><text:tab/><text:tab/>Esta es la segunda linea comentada</text:p>
      <text:p text:style-name="P12">kk</text:p>
      <text:p text:style-name="P12"/>
      <text:p text:style-name="P12"/>
      <text:p text:style-name="P13">Como ejecutar un script</text:p>
      <text:p text:style-name="P13">-----------------------------------</text:p>
      <text:p text:style-name="P13"/>
      <text:p text:style-name="P13">Para poder ejecutar un script :</text:p>
      <text:p text:style-name="P13">1º <text:span text:style-name="T16">P</text:span>aso<text:span text:style-name="T16">)</text:span> dar permisos de <text:span text:style-name="T18">ejecución</text:span> al script, para ello se unas el comando :</text:p>
      <text:p text:style-name="P13"><text:tab/>chmod a+x <text:span text:style-name="T7">ruta</text:span><text:span text:style-name="T8">/nombre script</text:span></text:p>
      <text:p text:style-name="P13"><text:span text:style-name="T8"><text:tab/><text:tab/>a = all-users</text:span></text:p>
      <text:p text:style-name="P13"><text:soft-page-break/><text:span text:style-name="T8"><text:s/><text:tab/>+x= <text:s/>+ Significa añadir permiso “x” </text:span><text:span text:style-name="T9">de ejecucion</text:span></text:p>
      <text:p text:style-name="P14"><text:span text:style-name="T8">2º Paso</text:span><text:span text:style-name="T10">)</text:span><text:span text:style-name="T8"> para ejecutar un script ,te </text:span><text:span text:style-name="T14">situás</text:span><text:span text:style-name="T8"> en el </text:span><text:span text:style-name="T14">directorio</text:span><text:span text:style-name="T8"> donde esta el script;</text:span></text:p>
      <text:p text:style-name="P14"><text:span text:style-name="T8"><text:tab/>./nombre Script</text:span></text:p>
      <text:p text:style-name="P14"><text:span text:style-name="T8"/></text:p>
      <text:p text:style-name="P14"><text:span text:style-name="T8"/></text:p>
      <text:p text:style-name="P16"><text:span text:style-name="T8">Variables en Script</text:span></text:p>
      <text:p text:style-name="P14"><text:span text:style-name="T8">-----------------------</text:span></text:p>
      <text:p text:style-name="P16"><text:span text:style-name="T8">En bash <text:s/>no existen tipos de variables, simplemente </text:span><text:span text:style-name="T12">almacena</text:span><text:span text:style-name="T8"> el valor que quieras en la variable.</text:span></text:p>
      <text:p text:style-name="P16"><text:span text:style-name="T8">El </text:span><text:span text:style-name="T12">inconveniente</text:span><text:span text:style-name="T8"> surge cuando haces el uso indebido del </text:span><text:span text:style-name="T12">contenido</text:span><text:span text:style-name="T8"> de la variable </text:span></text:p>
      <text:p text:style-name="P16"><text:span text:style-name="T8">ejemplo;<text:tab/>operaciones con Strings…. Saltara un error.</text:span></text:p>
      <text:p text:style-name="P16"><text:span text:style-name="T8"/></text:p>
      <text:p text:style-name="P16"><text:span text:style-name="T8">Nombre_variable=valor;</text:span></text:p>
      <text:p text:style-name="P16"><text:span text:style-name="T8"/></text:p>
      <text:p text:style-name="P17"><text:span text:style-name="T8">Puedo almacenar en variables el resultado de la </text:span><text:span text:style-name="T12">ejecución</text:span><text:span text:style-name="T8"> de uin comando o comandos:</text:span></text:p>
      <text:p text:style-name="P17"><text:span text:style-name="T8"/></text:p>
      <text:p text:style-name="P17"><text:span text:style-name="T8">1º) Forma : con comillas invertidas ` `</text:span></text:p>
      <text:p text:style-name="P17"><text:span text:style-name="T8">nombre variable comando 1</text:span></text:p>
      <text:p text:style-name="P17"><text:span text:style-name="T8"/></text:p>
      <text:p text:style-name="P17"><text:span text:style-name="T8"/></text:p>
      <text:p text:style-name="P17"><text:span text:style-name="T8">o bien 2º) Forma usando: $();</text:span></text:p>
      <text:p text:style-name="P17"><text:span text:style-name="T8">nombre variable=$(ps)</text:span></text:p>
      <text:p text:style-name="P17"><text:span text:style-name="T8"/></text:p>
      <text:p text:style-name="P17"><text:span text:style-name="T8"/></text:p>
      <text:p text:style-name="P16"><text:span text:style-name="T8">Como recuper el valor de una variable :</text:span></text:p>
      <text:p text:style-name="P16"><text:span text:style-name="T8"><text:tab/>$nombre de la variable O ${nombre de la variable}</text:span></text:p>
      <text:p text:style-name="P18"><text:span text:style-name="T8">Para pedir el valor de una variable por teclado:</text:span></text:p>
      <text:p text:style-name="P18"><text:span text:style-name="T8"><text:tab/>read[-opciones]<text:tab/>nombre variables<text:tab/></text:span></text:p>
      <text:p text:style-name="P18"><text:span text:style-name="T8"/></text:p>
      <text:p text:style-name="P18"><text:span text:style-name="T8"><text:tab/> <text:tab/>- - &gt; P <text:s/>“Mensaje promp”</text:span></text:p>
      <text:p text:style-name="P18"><text:span text:style-name="T8"><text:tab/><text:tab/><text:tab/>- - </text:span><text:span text:style-name="T11">&gt; -S (modo silencioso) no se muestra caracteres <text:s/>que introduces</text:span></text:p>
      <text:p text:style-name="P18"><text:span text:style-name="T11"><text:tab/><text:tab/><text:tab/><text:tab/>- - </text:span><text:span text:style-name="T12">&gt; -t num_seg limite de tiempo para meter un valor</text:span></text:p>
      <text:p text:style-name="P18"><text:span text:style-name="T12"><text:tab/><text:tab/><text:tab/><text:tab/><text:tab/>- - </text:span><text:span text:style-name="T13">&gt; -n numero de caracteres que te permite meter sin dar enter</text:span></text:p>
      <text:p text:style-name="P20"><text:span text:style-name="T13">E</text:span><text:span text:style-name="T8">jemplo:</text:span></text:p>
      <text:p text:style-name="P19"><text:span text:style-name="T8">read -p “password” - s -t 10 <text:s/>-</text:span><text:span text:style-name="T13">n 9 </text:span><text:span text:style-name="T8">pass</text:span></text:p>
      <text:p text:style-name="P19"><text:span text:style-name="T8"/></text:p>
      <text:p text:style-name="P16"><text:span text:style-name="T8"/></text:p>
      <text:p text:style-name="P13"><text:span text:style-name="T8"/></text:p>
      <text:p text:style-name="P3">------------------------------------------------------------------------------------------<text:span text:style-name="T2">------------------------------</text:span></text:p>
      <text:p text:style-name="P4">COMANDOS DE GESTIÓN DE PROCESOS EN BASH</text:p>
      <text:p text:style-name="P4">------------------------------------------------------------------------------------------------------------------------</text:p>
      <text:p text:style-name="P3"/>
      <text:p text:style-name="P4">whereis - - - &gt; Indica la ubicación , el donde esta.</text:p>
      <text:p text:style-name="P4"><text:tab/>- </text:p>
      <text:p text:style-name="P4">whathis - - - &gt; Indica la función que tiene.</text:p>
      <text:p text:style-name="P4"><text:tab/>- whathis ps</text:p>
      <text:p text:style-name="P4">Ps - - &gt; Te muestra la lista de procesos en <text:span text:style-name="T3">ejecución</text:span> en ese instante</text:p>
      <text:p text:style-name="P4"><text:tab/> A este comando le puedes pasar opciones en función del la info que quieras mostrar:<text:span text:style-name="T3">(man ps o mejor : ps <text:s/>- -ayuda ...Lo que sea...)</text:span></text:p>
      <text:p text:style-name="P4"><text:tab/><text:tab/>ps -opcion1 valor -opcion2 valor.</text:p>
      <text:p text:style-name="P8">Tienes opciones de :</text:p>
      <text:p text:style-name="P8">- Formato de salida de la información</text:p>
      <text:p text:style-name="P8"><text:soft-page-break/><text:tab/>-F – Full format (uid,pid, ppid, start-time,,tty ,time o consola ,time o tiempo de ejecución, cmd o aplicación que ejecuta el proceso)</text:p>
      <text:p text:style-name="P8"/>
      <text:p text:style-name="P8"><text:tab/>-H - - <text:s/>Muestra la lista de procesos en forma jerárquica(árbol de procesos)</text:p>
      <text:p text:style-name="P8"><text:tab/></text:p>
      <text:p text:style-name="P8"><text:tab/>-l - - Versión extendida de -f que muestra estado del proceso, prioridad y bondad</text:p>
      <text:p text:style-name="P8"><text:tab/></text:p>
      <text:p text:style-name="P8"><text:tab/>-o prop, prop . . &gt; La opción – o es la mas potente porque permite personalizar lo que quieres motrar de cada proceso. Para ver que valores puedes poner en cada prop ir a man ps - - &gt; Seccion:</text:p>
      <text:p text:style-name="P8"><text:tab/>Starndart Format Specifiers</text:p>
      <text:p text:style-name="P8">(linea 595 aprox)</text:p>
      <text:p text:style-name="P8"><text:tab/>ejemplo: Si quiero simular con -o la opción – f:</text:p>
      <text:p text:style-name="P9"><text:tab/><text:span text:style-name="T4">ps -f <text:s/>== ps -o <text:s/>euser,uid,ppid,ppid,stime,tty,time,cmd </text:span></text:p>
      <text:p text:style-name="P8"><text:tab/></text:p>
      <text:p text:style-name="P8">-Seleccion o filtro de procesos a mostra<text:span text:style-name="T5">r</text:span></text:p>
      <text:p text:style-name="P8"><text:tab/></text:p>
      <text:p text:style-name="P8"><text:tab/>-<text:span text:style-name="T5">P Pid &lt; - Muestra la info del proceso con ese pid</text:span></text:p>
      <text:p text:style-name="P10"><text:tab/><text:tab/></text:p>
      <text:p text:style-name="P10"><text:span text:style-name="T5"><text:tab/><text:tab/>ejemplo: ps -f -p 1</text:span></text:p>
      <text:p text:style-name="P8"/>
      <text:p text:style-name="P8"><text:tab/><text:span text:style-name="T5">C CMD &lt; - Muestras la info del proceso que ejecuta ese comando o aplicación</text:span></text:p>
      <text:p text:style-name="P10"><text:tab/><text:tab/></text:p>
      <text:p text:style-name="P10"><text:span text:style-name="T5"><text:tab/><text:tab/>ejemplo: ps -f -C firefox</text:span></text:p>
      <text:p text:style-name="P8"><text:tab/><text:tab/><text:tab/><text:tab/><text:span text:style-name="T5">ps -o pid,ppid,uid,%cpu,cmd -C firefox</text:span></text:p>
      <text:p text:style-name="P8"/>
      <text:p text:style-name="P8">-<text:span text:style-name="T6">u uid o nombre de usuario &lt; <text:s/>- - Seleccionas los procesos que pertenecen a ese usuario</text:span></text:p>
      <text:p text:style-name="P8"><text:tab/><text:span text:style-name="T6">ejemplo : <text:s/>ps -H -u Nombre de usu</text:span></text:p>
      <text:p text:style-name="P8"><text:tab/></text:p>
      <text:p text:style-name="P8">-<text:span text:style-name="T6">g gid o nombre de grupo &lt; - - seleccionas los procesos que pertenecen a ese grupo</text:span></text:p>
      <text:p text:style-name="P8"><text:tab/><text:span text:style-name="T6">ejemplo: procesos lanzados por los usuarios que pertenecen al grupo administradores:</text:span></text:p>
      <text:p text:style-name="P11"><text:tab/><text:tab/><text:span text:style-name="T6">ps -H -g root</text:span></text:p>
      <text:p text:style-name="P11"/>
      <text:p text:style-name="P12">NOTA - - – <text:s/>para poder hacer script debemos de poner en consola <text:tab/>gedit&amp;</text:p>
      <text:p text:style-name="P12"/>
      <text:p text:style-name="P15">Tenemos que poner -e para que pueda leer los <text:span text:style-name="T17">parámetros</text:span> de escape /t por ejempl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5T19:28:56.466000000</meta:creation-date>
    <dc:date>2020-01-21T20:17:23.178000000</dc:date>
    <meta:editing-duration>PT1H51M58S</meta:editing-duration>
    <meta:editing-cycles>18</meta:editing-cycles>
    <meta:generator>LibreOffice/6.3.3.2$Windows_X86_64 LibreOffice_project/a64200df03143b798afd1ec74a12ab50359878ed</meta:generator>
    <meta:document-statistic meta:table-count="0" meta:image-count="0" meta:object-count="0" meta:page-count="3" meta:paragraph-count="98" meta:word-count="840" meta:character-count="5392" meta:non-whitespace-character-count="4536"/>
  </office:meta>
</office:document-meta>
</file>